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3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3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15">
      <style:paragraph-properties fo:margin-left="0.5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14">
      <style:paragraph-properties fo:margin-left="0.5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11">
      <style:paragraph-properties fo:margin-left="0.5in" fo:margin-right="0in" fo:margin-top="0in" fo:margin-bottom="0in" loext:contextual-spacing="true" fo:text-indent="-0.25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ise de Requisitos</text:p>
      <text:p text:style-name="P1"/>
      <text:p text:style-name="P1"/>
      <text:p text:style-name="P1"/>
      <text:list xml:id="list4128876412713502327" text:style-name="WWNum6">
        <text:list-item>
          <text:p text:style-name="P3">O Sistema possibilitará a inserção, remoção e atualização de um ou mais Usuarios.</text:p>
        </text:list-item>
      </text:list>
      <text:p text:style-name="P1"/>
      <text:list xml:id="list101237662927677" text:continue-numbering="true" text:style-name="WWNum6">
        <text:list-item>
          <text:p text:style-name="P3">O Sistema possibilitará a inserção, remoção e atualização de um ou mais Projetos por Usuário.</text:p>
        </text:list-item>
      </text:list>
      <text:p text:style-name="P1"/>
      <text:list xml:id="list101236139580402" text:continue-numbering="true" text:style-name="WWNum6">
        <text:list-item>
          <text:p text:style-name="P3">O Sistema possibilitará a inserção, remoção e atualização de uma ou mais Tarefas por Projeto. </text:p>
        </text:list-item>
      </text:list>
      <text:p text:style-name="P1"/>
      <text:list xml:id="list101235999426339" text:continue-numbering="true" text:style-name="WWNum6">
        <text:list-item>
          <text:p text:style-name="P3">O Sistemas possibilitará a inserção, remoção e atualização de uma ou mais Sub-tarefas por Tarefa.</text:p>
        </text:list-item>
      </text:list>
      <text:p text:style-name="P1"/>
      <text:list xml:id="list5783488161544586563" text:style-name="WWNum3">
        <text:list-item>
          <text:p text:style-name="P4">O Sistema poderá ter um ou mais Usuários, cada Usuário terá um nome, sobrenome, email e senha.</text:p>
        </text:list-item>
      </text:list>
      <text:p text:style-name="P1"/>
      <text:list xml:id="list4714409348403162072" text:style-name="WWNum12">
        <text:list-item>
          <text:p text:style-name="P5">Cada Usuário poderá ter um ou mais Projetos, cada Projeto terá um nome, uma descrição dos objetivos, data de início e data de entrega. </text:p>
        </text:list-item>
      </text:list>
      <text:p text:style-name="P1"/>
      <text:list xml:id="list6769292851196497867" text:style-name="WWNum7">
        <text:list-item>
          <text:p text:style-name="P6">Cada Projeto poderá ter uma ou mais Tarefas, cada Tarefa terá um nome, uma descrição dos objetivos, uma prioridade definida pelo usuário, data de início, data de entrega e data de entrega.</text:p>
        </text:list-item>
      </text:list>
      <text:p text:style-name="P18"/>
      <text:list xml:id="list6358985367405968633" text:style-name="WWNum13">
        <text:list-item>
          <text:p text:style-name="P7">Cada Tarefa poderá ter nenhuma ou muitas Sub-Tarefas, cada Sub-Tarefa terá um nome, uma descrição dos objetivos, uma prioridade definida pelo Usuário data de início, data de entrega, data de entrega.</text:p>
        </text:list-item>
      </text:list>
      <text:p text:style-name="P18"/>
      <text:list xml:id="list2493407234335009076" text:style-name="WWNum8">
        <text:list-item>
          <text:p text:style-name="P8">O aplicativo terá que informar ao Usuário sobre quais as datas de entrega das Tarefas e/ou Sub-Tarefas além as descrições de cada Tarefa e/ou Sub-Tarefa.</text:p>
        </text:list-item>
      </text:list>
      <text:p text:style-name="P18"/>
      <text:list xml:id="list7242711863634220602" text:style-name="WWNum1">
        <text:list-item>
          <text:p text:style-name="P9">O aplicativo terá a opção de informar quais Tarefas e/ou Sub-Tarefas estão com prioridade mais alta</text:p>
        </text:list-item>
      </text:list>
      <text:p text:style-name="P1"/>
      <text:list xml:id="list3340309665057919283" text:style-name="WWNum5">
        <text:list-item>
          <text:p text:style-name="P10">O aplicativo terá a opção de finalizar um Projeto de um Usuário incluindo todas suas Tarefas e/ou Sub-Tarefas.</text:p>
        </text:list-item>
      </text:list>
      <text:p text:style-name="P18"><text:soft-page-break/></text:p>
      <text:list xml:id="list1600255000893679071" text:style-name="WWNum10">
        <text:list-item>
          <text:p text:style-name="P11">O aplicativo terá a opção de finalizar uma ou mais Tarefas específicas de um Projeto, incluindo todas suas Sub-Tarefas caso existam.</text:p>
        </text:list-item>
      </text:list>
      <text:p text:style-name="P1"/>
      <text:list xml:id="list393181967975139853" text:style-name="WWNum9">
        <text:list-item>
          <text:p text:style-name="P12">O aplicativo terá a opção de finalizar uma ou mais Sub-Tarefas específicas de um Tarefa.</text:p>
        </text:list-item>
      </text:list>
      <text:p text:style-name="P18"/>
      <text:p text:style-name="P18"/>
      <text:p text:style-name="P18"/>
      <text:list xml:id="list978282496501940981" text:style-name="WWNum2">
        <text:list-item>
          <text:p text:style-name="P13">O aplicativo terá a opção de informar quais as Tarefas e/ou Sub-Tarefas já foram concluídas ou finalizadas.</text:p>
        </text:list-item>
      </text:list>
      <text:p text:style-name="P1"/>
      <text:p text:style-name="P1"/>
      <text:list xml:id="list4242379372321872662" text:style-name="WWNum4">
        <text:list-item>
          <text:p text:style-name="P14">O aplicativo terá a opção de mostrar a quantidade de Tarefas e/ou Sub-Tarefas em andamento, com prazo estourado e já concluídas por Usuário.</text:p>
        </text:list-item>
      </text:list>
      <text:p text:style-name="P18"/>
      <text:list xml:id="list2418919578983675134" text:style-name="WWNum15">
        <text:list-item>
          <text:p text:style-name="P15">O aplicativo terá a opção de mostrar a quantidade de Projetos do Usuário. </text:p>
        </text:list-item>
      </text:list>
      <text:p text:style-name="P18"/>
      <text:list xml:id="list4115528062946205210" text:style-name="WWNum14">
        <text:list-item>
          <text:p text:style-name="P16">O Sistema terá a opção de mostrar a quantidade de Tarefas dentro de um Projeto específico do Usuário. </text:p>
        </text:list-item>
      </text:list>
      <text:p text:style-name="P18"/>
      <text:list xml:id="list5180301681525168084" text:style-name="WWNum11">
        <text:list-item>
          <text:p text:style-name="P17">O Sistema terá a opção de mostrar a quantidade de Sub-Tarefas dentro de um Tarefa de um Projeto especifico do Usuário.</text:p>
        </text:list-item>
      </text:list>
      <text:p text:style-name="P18"/>
      <text:p text:style-name="P19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370" meta:character-count="2144" meta:non-whitespace-character-count="1806"/>
    <meta:generator>LibreOfficeDev/5.1.0.3$Linux_X86_64 LibreOffice_project/</meta:generator>
  </office:meta>
</office:document-meta>
</file>